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685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.15" calcext:value-type="float">
            <text:p>1.15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96 kWh</text:p>
          </table:table-cell>
          <table:table-cell office:value-type="float" office:value="1950.5" calcext:value-type="float">
            <text:p>1950.5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/>
          <table:table-cell office:value-type="float" office:value="21.18" calcext:value-type="float">
            <text:p>21.18</text:p>
          </table:table-cell>
          <table:table-cell office:value-type="string" calcext:value-type="string">
            <text:p>T-0</text:p>
          </table:table-cell>
          <table:table-cell office:value-type="float" office:value="2140.46" calcext:value-type="float">
            <text:p>2140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9.85" calcext:value-type="float">
            <text:p>9.85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23 kWh</text:p>
          </table:table-cell>
          <table:table-cell office:value-type="float" office:value="2139.63" calcext:value-type="float">
            <text:p>2139.63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149.77" calcext:value-type="float">
            <text:p>149.77</text:p>
          </table:table-cell>
          <table:table-cell office:value-type="float" office:value="23.07" calcext:value-type="float">
            <text:p>23.07</text:p>
          </table:table-cell>
          <table:table-cell office:value-type="string" calcext:value-type="string">
            <text:p>T-0</text:p>
          </table:table-cell>
          <table:table-cell office:value-type="float" office:value="2489.32" calcext:value-type="float">
            <text:p>2489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7.47" calcext:value-type="float">
            <text:p>7.47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458 kWh</text:p>
          </table:table-cell>
          <table:table-cell office:value-type="float" office:value="3108.09" calcext:value-type="float">
            <text:p>3108.09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217.57" calcext:value-type="float">
            <text:p>217.57</text:p>
          </table:table-cell>
          <table:table-cell office:value-type="float" office:value="32.74" calcext:value-type="float">
            <text:p>32.74</text:p>
          </table:table-cell>
          <table:table-cell office:value-type="string" calcext:value-type="string">
            <text:p>T-0</text:p>
          </table:table-cell>
          <table:table-cell office:value-type="float" office:value="3532.19" calcext:value-type="float">
            <text:p>3532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.48" calcext:value-type="float">
            <text:p>8.48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419 kWh</text:p>
          </table:table-cell>
          <table:table-cell office:value-type="float" office:value="2813.48" calcext:value-type="float">
            <text:p>2813.48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96.94" calcext:value-type="float">
            <text:p>196.94</text:p>
          </table:table-cell>
          <table:table-cell office:value-type="float" office:value="29.79" calcext:value-type="float">
            <text:p>29.79</text:p>
          </table:table-cell>
          <table:table-cell office:value-type="string" calcext:value-type="string">
            <text:p>T-0</text:p>
          </table:table-cell>
          <table:table-cell office:value-type="float" office:value="3214.32" calcext:value-type="float">
            <text:p>3214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6.74" calcext:value-type="float">
            <text:p>6.74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477 kWh</text:p>
          </table:table-cell>
          <table:table-cell office:value-type="float" office:value="3218.75" calcext:value-type="float">
            <text:p>3218.75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25.31" calcext:value-type="float">
            <text:p>225.31</text:p>
          </table:table-cell>
          <table:table-cell office:value-type="float" office:value="33.84" calcext:value-type="float">
            <text:p>33.84</text:p>
          </table:table-cell>
          <table:table-cell office:value-type="string" calcext:value-type="string">
            <text:p>T-0</text:p>
          </table:table-cell>
          <table:table-cell office:value-type="float" office:value="3649.6" calcext:value-type="float">
            <text:p>3649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.25" calcext:value-type="float">
            <text:p>8.25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476 kWh</text:p>
          </table:table-cell>
          <table:table-cell office:value-type="float" office:value="3198.28" calcext:value-type="float">
            <text:p>3198.28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223.88" calcext:value-type="float">
            <text:p>223.88</text:p>
          </table:table-cell>
          <table:table-cell office:value-type="float" office:value="33.63" calcext:value-type="float">
            <text:p>33.63</text:p>
          </table:table-cell>
          <table:table-cell office:value-type="string" calcext:value-type="string">
            <text:p>T-0</text:p>
          </table:table-cell>
          <table:table-cell office:value-type="float" office:value="3628.33" calcext:value-type="float">
            <text:p>3628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.73" calcext:value-type="float">
            <text:p>8.73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468 kWh</text:p>
          </table:table-cell>
          <table:table-cell office:value-type="float" office:value="3128.52" calcext:value-type="float">
            <text:p>3128.52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219" calcext:value-type="float">
            <text:p>219</text:p>
          </table:table-cell>
          <table:table-cell office:value-type="float" office:value="32.92" calcext:value-type="float">
            <text:p>32.92</text:p>
          </table:table-cell>
          <table:table-cell office:value-type="string" calcext:value-type="string">
            <text:p>T-0</text:p>
          </table:table-cell>
          <table:table-cell office:value-type="float" office:value="3552.79" calcext:value-type="float">
            <text:p>3552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4.62" calcext:value-type="float">
            <text:p>4.62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415 kWh</text:p>
          </table:table-cell>
          <table:table-cell office:value-type="float" office:value="2739.71" calcext:value-type="float">
            <text:p>2739.71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91.78" calcext:value-type="float">
            <text:p>191.78</text:p>
          </table:table-cell>
          <table:table-cell office:value-type="float" office:value="29.03" calcext:value-type="float">
            <text:p>29.03</text:p>
          </table:table-cell>
          <table:table-cell office:value-type="string" calcext:value-type="string">
            <text:p>T-0</text:p>
          </table:table-cell>
          <table:table-cell office:value-type="float" office:value="3128.09" calcext:value-type="float">
            <text:p>3128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7.47" calcext:value-type="float">
            <text:p>7.47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446 kWh</text:p>
          </table:table-cell>
          <table:table-cell office:value-type="float" office:value="2907.84" calcext:value-type="float">
            <text:p>2907.84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203.55" calcext:value-type="float">
            <text:p>203.55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T-0</text:p>
          </table:table-cell>
          <table:table-cell office:value-type="float" office:value="3311.83" calcext:value-type="float">
            <text:p>3311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5.11" calcext:value-type="float">
            <text:p>5.11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438 kWh</text:p>
          </table:table-cell>
          <table:table-cell office:value-type="float" office:value="2816.75" calcext:value-type="float">
            <text:p>2816.7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97.17" calcext:value-type="float">
            <text:p>197.17</text:p>
          </table:table-cell>
          <table:table-cell office:value-type="float" office:value="29.79" calcext:value-type="float">
            <text:p>29.79</text:p>
          </table:table-cell>
          <table:table-cell office:value-type="string" calcext:value-type="string">
            <text:p>T-0</text:p>
          </table:table-cell>
          <table:table-cell office:value-type="float" office:value="3211.29" calcext:value-type="float">
            <text:p>3211.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3.9" calcext:value-type="float">
            <text:p>3.9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77 kWh</text:p>
          </table:table-cell>
          <table:table-cell office:value-type="float" office:value="2387.07" calcext:value-type="float">
            <text:p>2387.07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67.09" calcext:value-type="float">
            <text:p>167.09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T-0</text:p>
          </table:table-cell>
          <table:table-cell office:value-type="float" office:value="2745.34" calcext:value-type="float">
            <text:p>2745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4.71" calcext:value-type="float">
            <text:p>4.71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85 kWh</text:p>
          </table:table-cell>
          <table:table-cell office:value-type="float" office:value="2432.39" calcext:value-type="float">
            <text:p>2432.39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70.27" calcext:value-type="float">
            <text:p>170.27</text:p>
          </table:table-cell>
          <table:table-cell office:value-type="float" office:value="25.94" calcext:value-type="float">
            <text:p>25.94</text:p>
          </table:table-cell>
          <table:table-cell office:value-type="string" calcext:value-type="string">
            <text:p>T-0</text:p>
          </table:table-cell>
          <table:table-cell office:value-type="float" office:value="2794.46" calcext:value-type="float">
            <text:p>2794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14:17.129000000</meta:creation-date>
    <dc:date>2018-03-26T08:15:00.122000000</dc:date>
    <meta:editing-duration>PT43S</meta:editing-duration>
    <meta:editing-cycles>1</meta:editing-cycles>
    <meta:document-statistic meta:table-count="1" meta:cell-count="154" meta:object-count="0"/>
    <meta:generator>LibreOffice/5.3.4.2$Windows_x86 LibreOffice_project/f82d347ccc0be322489bf7da61d7e4ad13fe2ff3</meta:generator>
  </office:meta>
</office:document-meta>
</file>